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iknutí pravým tlačítkem</text:p>
            </table:table-cell>
            <table:table-cell table:style-name="Table13.A2" office:value-type="string">
              <text:p text:style-name="P22">Ctrl + kliknout a/nebo klik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Rada</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Rada</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Rada</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Rada</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Rada</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